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corice Strings BRK" svg:font-family="'Licorice Strings BR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corice Strings BRK" fo:font-size="40pt" officeooo:rsid="001dddfc" officeooo:paragraph-rsid="001dddfc" style:font-size-asian="35pt" style:font-size-complex="4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corice Strings BRK" svg:font-family="'Licorice Strings BR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2:51:58.882000000</meta:creation-date>
    <dc:date>2017-01-19T12:53:22.054000000</dc:date>
    <meta:editing-duration>PT1M24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5.2.1.2$Windows_x86 LibreOffice_project/31dd62db80d4e60af04904455ec9c9219178d620</meta:generator>
  </office:meta>
</office:document-meta>
</file>